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2010000006B000000358834D150.png" manifest:media-type="image/png"/>
  <manifest:file-entry manifest:full-path="Pictures/100000000000032000000258931F8343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45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899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5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24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4.5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4cm"/>
    </style:style>
    <style:style style:name="pr9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margin-top="0.661cm" fo:margin-bottom="0cm" fo:line-height="100%" fo:text-indent="0cm"/>
    </style:style>
    <style:style style:name="P2" style:family="paragraph">
      <style:paragraph-properties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line-height="95%" fo:text-align="center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2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4" style:family="paragraph">
      <style:paragraph-properties fo:margin-left="0.948cm" fo:margin-right="0cm" fo:text-indent="-0.948cm"/>
    </style:style>
    <style:style style:name="P15" style:family="paragraph">
      <style:paragraph-properties fo:margin-left="0cm" fo:margin-right="0cm" fo:line-height="105%" fo:text-indent="0cm"/>
    </style:style>
    <style:style style:name="P16" style:family="paragraph">
      <style:paragraph-properties text:enable-numbering="false" fo:margin-left="0cm" fo:margin-right="0cm" fo:line-height="105%" fo:text-indent="0cm" style:writing-mode="lr-tb"/>
    </style:style>
    <style:style style:name="P17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1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3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24" style:family="paragraph">
      <style:paragraph-properties text:enable-numbering="false" fo:margin-left="0cm" fo:margin-right="0cm" fo:line-height="105%" fo:text-indent="0cm" style:writing-mode="lr-tb"/>
      <style:text-properties fo:font-size="24pt"/>
    </style:style>
    <style:style style:name="P2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text:enable-numbering="false" fo:margin-left="0cm" fo:margin-right="0cm" fo:line-height="105%" fo:text-indent="0cm" style:writing-mode="lr-tb"/>
      <style:text-properties fo:font-size="20pt" style:font-size-asian="20pt" style:font-size-complex="20pt"/>
    </style:style>
    <style:style style:name="P29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0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2" style:family="text">
      <style:text-properties fo:color="#000000" fo:font-size="44pt" fo:language="en" fo:country="GB" style:font-size-asian="44pt" style:font-size-complex="44pt"/>
    </style:style>
    <style:style style:name="T3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family="'Courier New'" style:font-family-generic="modern" style:font-pitch="fixed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fo:language="en" fo:country="GB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italic" fo:text-shadow="1pt 1pt" style:text-underline-style="none" fo:font-weight="bold" style:font-family-asian="'Arial Unicode MS'" style:font-pitch-asian="variable" style:font-size-asian="24pt" style:font-style-asian="italic" style:font-weight-asian="bold" style:font-family-complex="'Arial Unicode MS'" style:font-pitch-complex="variable" style:font-size-complex="24pt" style:font-style-complex="italic" style:font-weight-complex="bold" style:text-emphasize="none" style:font-relief="none"/>
    </style:style>
    <style:style style:name="T20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9.565cm" svg:height="1.495cm" svg:x="1.309cm" svg:y="13.53cm">
          <text:p text:style-name="P1"><text:span text:style-name="T1">Krasimir Berov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6.003cm" svg:height="3.537cm" svg:x="4.702cm" svg:y="4.225cm" presentation:class="title" presentation:user-transformed="true">
          <draw:text-box>
            <text:p text:style-name="P3"><text:span text:style-name="T2">Perl Programming Course</text:span></text:p>
          </draw:text-box>
        </draw:frame>
        <draw:frame draw:style-name="gr2" draw:text-style-name="P6" draw:layer="layout" svg:width="8.199cm" svg:height="1.352cm" svg:x="8.601cm" svg:y="8.15cm">
          <draw:text-box>
            <text:p text:style-name="P5"><text:span text:style-name="T3">Lists and arrays</text:span></text:p>
          </draw:text-box>
        </draw:frame>
        <draw:custom-shape draw:style-name="gr3" draw:text-style-name="P7" draw:layer="layout" svg:width="2.627cm" svg:height="1.857cm" svg:x="1.885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Contents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1"><text:span text:style-name="T6">What Is a List or Array?</text:span></text:p>
              </text:list-item>
              <text:list-item>
                <text:p text:style-name="P11"><text:span text:style-name="T6">Represent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Literals</text:span></text:p>
                  </text:list-item>
                  <text:list-item>
                    <text:p text:style-name="P12"><text:span text:style-name="T6">Variable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<text:s/></text:span><text:span text:style-name="T6">Arrays interpolation</text:span></text:p>
              </text:list-item>
              <text:list-item>
                <text:p text:style-name="P9"><text:span text:style-name="T6"><text:s/></text:span><text:span text:style-name="T6">Adding and deleting elements</text:span></text:p>
              </text:list-item>
              <text:list-item>
                <text:p text:style-name="P9"><text:span text:style-name="T6"><text:s/></text:span><text:span text:style-name="T6">Operators and functions for lists and arrays</text:span></text:p>
              </text:list-item>
              <text:list-item>
                <text:p text:style-name="P9"><text:span text:style-name="T6"><text:s/></text:span><text:span text:style-name="T6">Arrays slicing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9" draw:layer="layout" svg:width="15.999cm" svg:height="4.519cm" svg:x="5.5cm" svg:y="0cm" presentation:class="title" presentation:user-transformed="true">
          <draw:text-box>
            <text:p text:style-name="P9">What Is a List or Array?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 list is ordered scalar data</text:p>
              </text:list-item>
              <text:list-item>
                <text:p text:style-name="P9">An array is a variable that holds a list.</text:p>
              </text:list-item>
              <text:list-item>
                <text:p text:style-name="P9">Each element of the array is a separate scalar variable with an independent scalar value.</text:p>
              </text:list-item>
              <text:list-item>
                <text:p text:style-name="P9">Arrays can have any number of elements.</text:p>
              </text:list-item>
              <text:list-item>
                <text:p text:style-name="P9">The smallest array has no elements, while the largest array can fill all of available memory. 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<text:s/>Literal Representation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 list literal consists of comma-separated scalar values enclosed in parentheses.<text:line-break/><text:line-break/><text:line-break/></text:p>
              </text:list-item>
              <text:list-item>
                <text:p text:style-name="P9">The elements of a list can be expressions</text:p>
              </text:list-item>
            </text:list>
          </draw:text-box>
        </draw:frame>
        <draw:custom-shape draw:style-name="gr6" draw:text-style-name="P16" draw:layer="layout" svg:width="21.603cm" svg:height="2.881cm" svg:x="1.699cm" svg:y="6.655cm">
          <text:p text:style-name="P15"><text:span text:style-name="T7">(1, 4.5, 15, 32 ) <text:s text:c="2"/>#list of four numeric values</text:span></text:p>
          <text:p text:style-name="P15"><text:span text:style-name="T7">('me', 'you', 'us') #list of three string values</text:span></text:p>
          <text:p text:style-name="P15"><text:span text:style-name="T7">('me',15,'you',32) <text:s/>#list of mixed values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1.603cm" svg:height="2.881cm" svg:x="1.7cm" svg:y="12.156cm">
          <text:p text:style-name="P15"><text:span text:style-name="T7">(1, 4.5+15, $family=2 )#list of expressions:</text:span></text:p>
          <text:p text:style-name="P15"><text:span text:style-name="T7"><text:s text:c="23"/></text:span><text:span text:style-name="T7">#1, the result of 4.5+15</text:span></text:p>
          <text:p text:style-name="P15"><text:span text:style-name="T7"><text:s text:c="23"/></text:span><text:span text:style-name="T7"># and the value of $family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Literal Representation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8">The empty list (no elements) is represented by an empty pair of parentheses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9"><text:span text:style-name="T8">An item of the list literal can include the </text:span><text:span text:style-name="T9">list constructor</text:span><text:span text:style-name="T8"> operator, indicated by two scalar values separated by two consecutive periods “</text:span><text:span text:style-name="T10">..</text:span><text:span text:style-name="T8">”.</text:span></text:p>
              </text:list-item>
              <text:list-item>
                <text:p text:style-name="P9"><text:span text:style-name="T8">This operator creates a list of values starting at the left scalar value up through the right scalar value, incrementing by one each time.</text:span><text:span text:style-name="T11"> </text:span></text:p>
              </text:list-item>
            </text:list>
          </draw:text-box>
        </draw:frame>
        <draw:custom-shape draw:style-name="gr8" draw:text-style-name="P16" draw:layer="layout" svg:width="21.603cm" svg:height="1.201cm" svg:x="1.7cm" svg:y="5.956cm">
          <text:p text:style-name="P15"><text:span text:style-name="T7">() #empty list (zero elemen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1.603cm" svg:height="2.5cm" svg:x="1.701cm" svg:y="15.5cm">
          <text:p text:style-name="P15"><text:span text:style-name="T7">$, = $/; #$OUTPUT_FIELD_SEPARATOR is set to '\n'</text:span></text:p>
          <text:p text:style-name="P15"><text:span text:style-name="T7">print (1..100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Literal Representation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qw/STRING/</text:p>
                <text:list>
                  <text:list-item>
                    <text:p text:style-name="P9"><text:span text:style-name="T11">Evaluates to a list of the words extracted out of STRING, using embedded whitespace as the word delimiters. </text:span></text:p>
                  </text:list-item>
                  <text:list-item>
                    <text:p text:style-name="P9"><text:span text:style-name="T11">Generates a real list at compile time, and in scalar context it returns the last element in the list.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1.603cm" svg:height="6cm" svg:x="1.702cm" svg:y="12cm">
          <text:p text:style-name="P15"><text:span text:style-name="T7">$\=$/; #$OUTPUT_RECORD_SEPARATOR is set to "\n"</text:span></text:p>
          <text:p text:style-name="P15"><text:span text:style-name="T7">$,=$/; #$OUTPUT_FIELD_SEPARATOR is set to "\n"</text:span></text:p>
          <text:p text:style-name="P15"><text:span text:style-name="T7">print qw{me you us};</text:span></text:p>
          <text:p text:style-name="P15"><text:span text:style-name="T7">print ('me', 'you', 'us'); # the same as above</text:span></text:p>
          <text:p text:style-name="P15"><text:span text:style-name="T7">$me = qw(me you us);</text:span></text:p>
          <text:p text:style-name="P15"><text:span text:style-name="T7">print $me; <text:s text:c="16"/># prints 'us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Variable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n array variable holds a single list literal (zero or more scalar values).</text:p>
              </text:list-item>
              <text:list-item>
                <text:p text:style-name="P9">The value of an array variable that has not yet been assigned is (), the empty list.</text:p>
              </text:list-item>
              <text:list-item>
                <text:p text:style-name="P9">Entire arrays (and slices of arrays and hashes) are denoted by '@'.</text:p>
              </text:list-item>
              <text:list-item>
                <text:p text:style-name="P9">The length of an array is not pre-declared. Perl autovivifies whatever space it needs.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Variable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Example</text:p>
              </text:list-item>
            </text:list>
          </draw:text-box>
        </draw:frame>
        <draw:custom-shape draw:style-name="gr11" draw:text-style-name="P16" draw:layer="layout" svg:width="22.298cm" svg:height="10cm" svg:x="1.551cm" svg:y="6cm">
          <text:p text:style-name="P15"><text:span text:style-name="T7">$, = $\ =$/;</text:span></text:p>
          <text:p text:style-name="P15"><text:span text:style-name="T7">my @numbers = (1, 4.5, 15, 32 );</text:span></text:p>
          <text:p text:style-name="P15"><text:span text:style-name="T7">my @family <text:s/>= ('me', 'you', 'us');</text:span></text:p>
          <text:p text:style-name="P15"><text:span text:style-name="T7">print @family,$/;</text:span></text:p>
          <text:p text:style-name="P15"><text:span text:style-name="T7">$family[3] <text:s/>= 'he';</text:span></text:p>
          <text:p text:style-name="P15"><text:span text:style-name="T7">print @family,$/;</text:span></text:p>
          <text:p text:style-name="P15"><text:span text:style-name="T7">my @things <text:s/>= (@numbers, @family);#flattened</text:span></text:p>
          <text:p text:style-name="P15"><text:span text:style-name="T7">my @predators = qw/leopard tiger panther/;</text:span></text:p>
          <text:p text:style-name="P15"><text:span text:style-name="T7">my @slices <text:s/>= (1..3, A..D);</text:span></text:p>
          <text:p text:style-name="P15"><text:span text:style-name="T7">print $/;</text:span></text:p>
          <text:p text:style-name="P15"><text:span text:style-name="T7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<text:span text:style-name="T12">Arrays interpolation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Arrays may be interpolated the same way as scalars into double quoted strings.</text:p>
              </text:list-item>
              <text:list-item>
                <text:p text:style-name="P9">Arrays' elements are scalars and can be interpolated too.</text:p>
              </text:list-item>
            </text:list>
          </draw:text-box>
        </draw:frame>
        <draw:custom-shape draw:style-name="gr12" draw:text-style-name="P16" draw:layer="layout" svg:width="21.603cm" svg:height="8.299cm" svg:x="1.703cm" svg:y="9.701cm">
          <text:p text:style-name="P15"><text:span text:style-name="T7">$\ = $/;</text:span></text:p>
          <text:p text:style-name="P15"><text:span text:style-name="T7">my @numbers = (1, 4.5, 15, 32 );</text:span></text:p>
          <text:p text:style-name="P15"><text:span text:style-name="T7">my @family <text:s/>= ('me', 'you', 'us');</text:span></text:p>
          <text:p text:style-name="P15"><text:span text:style-name="T7"/></text:p>
          <text:p text:style-name="P15"><text:span text:style-name="T7">print "Do $family[1] have $numbers[2] leva?";</text:span></text:p>
          <text:p text:style-name="P15"><text:span text:style-name="T7">print "Sorry, I do have $family[0] only.";</text:span></text:p>
          <text:p text:style-name="P15"><text:span text:style-name="T7">$"=', ';#$LIST_SEPARATOR</text:span></text:p>
          <text:p text:style-name="P15"><text:span text:style-name="T7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operators: </text:p>
                <text:list>
                  <text:list-item>
                    <text:p text:style-name="P9">push</text:p>
                  </text:list-item>
                  <text:list-item>
                    <text:p text:style-name="P9">pop</text:p>
                  </text:list-item>
                  <text:list-item>
                    <text:p text:style-name="P9">shift</text:p>
                  </text:list-item>
                  <text:list-item>
                    <text:p text:style-name="P9">unshift</text:p>
                  </text:list-item>
                  <text:list-item>
                    <text:p text:style-name="P9">splice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4">push ARRAY,LIST</text:span></text:p>
                <text:list>
                  <text:list-item>
                    <text:p text:style-name="P9"><text:span text:style-name="T8">Treats ARRAY as a stack, and pushes the values of LIST onto the end of ARRAY. </text:span></text:p>
                  </text:list-item>
                  <text:list-item>
                    <text:p text:style-name="P9"><text:span text:style-name="T8">The length of ARRAY increases by the length of LIST. <text:s/></text:span></text:p>
                  </text:list-item>
                  <text:list-item>
                    <text:p text:style-name="P9"><text:span text:style-name="T8">Returns the number of elements in the array following the completed push.</text:span></text:p>
                  </text:list-item>
                </text:list>
              </text:list-item>
            </text:list>
          </draw:text-box>
        </draw:frame>
        <draw:custom-shape draw:style-name="gr13" draw:text-style-name="P16" draw:layer="layout" svg:width="21.603cm" svg:height="5.401cm" svg:x="1.899cm" svg:y="12.139cm">
          <text:p text:style-name="P15"><text:span text:style-name="T7">use Data::Dumper; </text:span></text:p>
          <text:p text:style-name="P15"><text:span text:style-name="T7">$\ =$/;</text:span></text:p>
          <text:p text:style-name="P15"><text:span text:style-name="T7">my @family = qw ( me you us );</text:span></text:p>
          <text:p text:style-name="P15"><text:span text:style-name="T7">print scalar @family;#get the number of elements</text:span></text:p>
          <text:p text:style-name="P15"><text:span text:style-name="T7">print push(@family, qw ( him her ));</text:span></text:p>
          <text:p text:style-name="P15"><text:span text:style-name="T7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1" draw:layer="layout" svg:width="23.596cm" svg:height="14.825cm" svg:x="0.9cm" svg:y="2.922cm" presentation:class="outline" presentation:user-transformed="true">
          <draw:text-box>
            <text:list text:style-name="L6">
              <text:list-item>
                <text:p text:style-name="P9"><text:span text:style-name="T11">pop ARRAY</text:span><text:span text:style-name="T11"><text:line-break/></text:span><text:span text:style-name="T11">pop</text:span></text:p>
                <text:list>
                  <text:list-item>
                    <text:p text:style-name="P20"><text:span text:style-name="T15">Pops and returns the last value of the array, shortening the array by one element.</text:span></text:p>
                  </text:list-item>
                  <text:list-item>
                    <text:p text:style-name="P20"><text:span text:style-name="T15">If there are no elements in the array, returns the undefined value (although this may happen at other times as well). </text:span></text:p>
                  </text:list-item>
                  <text:list-item>
                    <text:p text:style-name="P20"><text:span text:style-name="T15">If ARRAY is omitted, pops the @ARGV array in the main program, and the @_ array in subroutines, just like shift.</text:span></text:p>
                  </text:list-item>
                </text:list>
              </text:list-item>
            </text:list>
          </draw:text-box>
        </draw:frame>
        <draw:custom-shape draw:style-name="gr14" draw:text-style-name="P16" draw:layer="layout" svg:width="21.603cm" svg:height="5.401cm" svg:x="1.9cm" svg:y="13.14cm">
          <text:p text:style-name="P15"><text:span text:style-name="T7">use Data::Dumper; </text:span></text:p>
          <text:p text:style-name="P15"><text:span text:style-name="T7">$\ =$/;</text:span></text:p>
          <text:p text:style-name="P15"><text:span text:style-name="T7">my @names = qw ( Цвети Бети Пешо );</text:span></text:p>
          <text:p text:style-name="P15"><text:span text:style-name="T7">my $last_name = pop(@names);</text:span></text:p>
          <text:p text:style-name="P15"><text:span text:style-name="T7">warn "popped = $last_name"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8">shift ARRAY</text:span><text:span text:style-name="T8"><text:line-break/></text:span><text:span text:style-name="T8">shift</text:span></text:p>
                <text:list>
                  <text:list-item>
                    <text:p text:style-name="P22"><text:span text:style-name="T15">Shifts the first value of the array off and returns it, shortening the array by 1 and moving everything down.</text:span></text:p>
                  </text:list-item>
                  <text:list-item>
                    <text:p text:style-name="P22"><text:span text:style-name="T15">If there are no elements in the array, returns the undefined value.</text:span></text:p>
                  </text:list-item>
                  <text:list-item>
                    <text:p text:style-name="P22"><text:span text:style-name="T15">If ARRAY is omitted, shifts the @_ array within the lexical scope of subroutines and formats, and the @ARGV array outside of a subroutine... 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561cm" svg:x="1.901cm" svg:y="13.541cm">
          <text:p text:style-name="P15"><text:span text:style-name="T7">use Data::Dumper;$\ =$/;</text:span></text:p>
          <text:p text:style-name="P15"><text:span text:style-name="T7">my @names = qw ( Цвети Бети Пешо );</text:span></text:p>
          <text:p text:style-name="P15"><text:span text:style-name="T7">my $last_name = shift(@names);</text:span></text:p>
          <text:p text:style-name="P15"><text:span text:style-name="T7">warn "shifted = $last_name"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1">unshift ARRAY,LIST</text:span></text:p>
                <text:list>
                  <text:list-item>
                    <text:p text:style-name="P9"><text:span text:style-name="T8">Does the opposite of a shift. Or the opposite of a push, depending on how you look at it. </text:span></text:p>
                  </text:list-item>
                  <text:list-item>
                    <text:p text:style-name="P9"><text:span text:style-name="T8">Prepends LIST to the front of the array, and returns the new number of elements in the array.</text:span></text:p>
                  </text:list-item>
                  <text:list-item>
                    <text:p text:style-name="P9"><text:span text:style-name="T8">Note the LIST is prepended whole, not one element at a time, so the prepended elements stay in the same order.</text:span></text:p>
                  </text:list-item>
                </text:list>
              </text:list-item>
            </text:list>
          </draw:text-box>
        </draw:frame>
        <draw:custom-shape draw:style-name="gr16" draw:text-style-name="P16" draw:layer="layout" svg:width="21.603cm" svg:height="4.759cm" svg:x="1.897cm" svg:y="12.941cm">
          <text:p text:style-name="P15"><text:span text:style-name="T7">use Data::Dumper; $\ =$/;</text:span></text:p>
          <text:p text:style-name="P15"><text:span text:style-name="T7">my @names = qw ( Цвети Бети Пешо );</text:span></text:p>
          <text:p text:style-name="P15"><text:span text:style-name="T7">print 'elements:', scalar @names;</text:span></text:p>
          <text:p text:style-name="P15"><text:span text:style-name="T7">print 'elements:', unshift(@names,qw/Део Иво/);</text:span></text:p>
          <text:p text:style-name="P15"><text:span text:style-name="T7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8" draw:text-style-name="P18" draw:layer="layout" svg:width="20.5cm" svg:height="4cm" svg:x="3.5cm" svg:y="0cm" presentation:class="title">
          <draw:text-box>
            <text:p text:style-name="P9"><text:span text:style-name="T13">Adding and deleting elements</text:span>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1">splice ARRAY,OFFSET,LENGTH,LIST</text:span></text:p>
                <text:list>
                  <text:list-item>
                    <text:p text:style-name="P20"><text:span text:style-name="T15">Removes the elements designated by OFFSET and LENGTH from an array, and replaces them with the elements of LIST, if any. </text:span></text:p>
                  </text:list-item>
                  <text:list-item>
                    <text:p text:style-name="P20"><text:span text:style-name="T15">In list context, returns the elements removed from the array. </text:span></text:p>
                  </text:list-item>
                  <text:list-item>
                    <text:p text:style-name="P20"><text:span text:style-name="T15">In scalar context, returns the last element removed, or undef if no elements are removed. </text:span></text:p>
                  </text:list-item>
                  <text:list-item>
                    <text:p text:style-name="P20"><text:span text:style-name="T15">The array grows or shrinks as necessary. </text:span></text:p>
                  </text:list-item>
                </text:list>
              </text:list-item>
            </text:list>
          </draw:text-box>
        </draw:frame>
        <draw:custom-shape draw:style-name="gr17" draw:text-style-name="P24" draw:layer="layout" svg:width="21.603cm" svg:height="2.881cm" svg:x="1.899cm" svg:y="14.341cm">
          <text:p text:style-name="P15"><text:span text:style-name="T7">my @words = qw ( hello there );</text:span></text:p>
          <text:p text:style-name="P15"><text:span text:style-name="T7">splice(@words, 1, 0, 'out');</text:span></text:p>
          <text:p text:style-name="P15"><text:span text:style-name="T7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8" draw:text-style-name="P25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foreach</text:p>
              </text:list-item>
              <text:list-item>
                <text:p text:style-name="P9">join</text:p>
              </text:list-item>
              <text:list-item>
                <text:p text:style-name="P9">map</text:p>
              </text:list-item>
              <text:list-item>
                <text:p text:style-name="P9">grep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8" draw:text-style-name="P25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foreach (@array)</text:p>
                <text:list>
                  <text:list-item>
                    <text:p text:style-name="P26"><text:span text:style-name="T17">Use foreach to iterate through all the elements of a list. Its formal definition is:</text:span><text:span text:style-name="T17"><text:line-break/></text:span><text:span text:style-name="T18">LABEL foreach VAR (LIST) BLOCK</text:span><text:span text:style-name="T17"><text:line-break/></text:span><text:span text:style-name="T17">This is a control flow structure.</text:span></text:p>
                  </text:list-item>
                  <text:list-item>
                    <text:p text:style-name="P26"><text:span text:style-name="T17">The foreach structure supports </text:span><text:span text:style-name="T18">last</text:span><text:span text:style-name="T17">, </text:span><text:span text:style-name="T18">next</text:span><text:span text:style-name="T17">, and </text:span><text:span text:style-name="T18">redo</text:span><text:span text:style-name="T17"> statements. Use a simple foreach loop to do something to each element in an array.</text:span></text:p>
                  </text:list-item>
                  <text:list-item>
                    <text:p text:style-name="P26"><text:span text:style-name="T17">DO NOT ADD OR DELETE ELEMENTS TO AN ARRAY BEING PROCESSED IN A FOREACH LOOP.</text:span></text:p>
                  </text:list-item>
                </text:list>
              </text:list-item>
            </text:list>
          </draw:text-box>
        </draw:frame>
        <draw:custom-shape draw:style-name="gr7" draw:text-style-name="P24" draw:layer="layout" svg:width="21.603cm" svg:height="3.721cm" svg:x="1.902cm" svg:y="13.742cm">
          <text:p text:style-name="P15"><text:span text:style-name="T7">my @fruits = qw ( apples oranges lemons pears );</text:span></text:p>
          <text:p text:style-name="P15"><text:span text:style-name="T7">foreach my $fruit (@fruits) {</text:span></text:p>
          <text:p text:style-name="P15"><text:span text:style-name="T7"><text:s text:c="4"/></text:span><text:span text:style-name="T7">print "fruit is '$fruit'\n"; </text:span></text:p>
          <text:p text:style-name="P15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8" draw:text-style-name="P25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join EXPR,LIST</text:p>
                <text:list>
                  <text:list-item>
                    <text:p text:style-name="P9">Joins the separate strings of LIST into a single string with fields separated by the value of EXPR, and returns that new string.<text:line-break/></text:p>
                  </text:list-item>
                </text:list>
              </text:list-item>
            </text:list>
          </draw:text-box>
        </draw:frame>
        <draw:custom-shape draw:style-name="gr18" draw:text-style-name="P24" draw:layer="layout" svg:width="21.603cm" svg:height="4.561cm" svg:x="1.902cm" svg:y="12.742cm">
          <text:p text:style-name="P15"><text:span text:style-name="T7">my @fields = qw ( id name position );</text:span></text:p>
          <text:p text:style-name="P15"><text:span text:style-name="T7">my $SQL = 'SELECT '</text:span></text:p>
          <text:p text:style-name="P15"><text:span text:style-name="T7"><text:s text:c="4"/></text:span><text:span text:style-name="T7">. join(", ", @fields)</text:span></text:p>
          <text:p text:style-name="P15"><text:span text:style-name="T7"><text:s text:c="4"/></text:span><text:span text:style-name="T7">. ' from empoyees';</text:span></text:p>
          <text:p text:style-name="P15"><text:span text:style-name="T7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8" draw:text-style-name="P25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map BLOCK LIST<text:line-break/>map EXPR,LIST</text:p>
                <text:list>
                  <text:list-item>
                    <text:p text:style-name="P22"><text:span text:style-name="T15">Evaluates the BLOCK or EXPR for each element of LIST (locally setting $_ to each element) and </text:span><text:span text:style-name="T19">returns the list value composed of the results of each such evaluation</text:span><text:span text:style-name="T15">. </text:span></text:p>
                  </text:list-item>
                  <text:list-item>
                    <text:p text:style-name="P22"><text:span text:style-name="T15">In scalar context, returns the total number of elements so generated. </text:span></text:p>
                  </text:list-item>
                  <text:list-item>
                    <text:p text:style-name="P22"><text:span text:style-name="T15">In list context evaluates BLOCK or EXPR, so each element of LIST may produce zero, one, or more elements in the returned value. </text:span></text:p>
                  </text:list-item>
                  <text:list-item>
                    <text:p text:style-name="P22"><text:span text:style-name="T15">Note that $_ is an alias to the list value, so it can be used to modify the elements of the LIST. See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Operators and functions for lists and array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map Example:</text:p>
              </text:list-item>
            </text:list>
          </draw:text-box>
        </draw:frame>
        <draw:custom-shape draw:style-name="gr19" draw:text-style-name="P24" draw:layer="layout" svg:width="21.603cm" svg:height="7.5cm" svg:x="1.898cm" svg:y="8cm">
          <text:p text:style-name="P15"><text:span text:style-name="T7">my @nums = (0x410 .. 0x44f);</text:span></text:p>
          <text:p text:style-name="P15"><text:span text:style-name="T7">my @chars = map(chr , @nums);</text:span></text:p>
          <text:p text:style-name="P15"><text:span text:style-name="T7">print @chars;</text:span></text:p>
          <text:p text:style-name="P15"><text:span text:style-name="T7"/></text:p>
          <text:p text:style-name="P15"><text:span text:style-name="T7">print '-' x 20;</text:span></text:p>
          <text:p text:style-name="P15"><text:span text:style-name="T7">my @names = qw(Цвети Пешо Иван);</text:span></text:p>
          <text:p text:style-name="P15"><text:span text:style-name="T7">my @mapped = map {$_ if $_ eq 'Пешо'} @names;</text:span></text:p>
          <text:p text:style-name="P15"><text:span text:style-name="T7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office:forms form:automatic-focus="false" form:apply-design-mode="false"/>
        <draw:frame presentation:style-name="pr8" draw:text-style-name="P25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grep BLOCK LIST<text:line-break/>grep EXPR,LIST</text:p>
                <text:list>
                  <text:list-item>
                    <text:p text:style-name="P27"><text:span text:style-name="T15">Evaluates the BLOCK or EXPR for each element of LIST (locally setting $_ to each element) and</text:span><text:span text:style-name="T19"> returns the list value consisting of those elements for which the expression evaluated to true</text:span><text:span text:style-name="T15">. </text:span></text:p>
                  </text:list-item>
                  <text:list-item>
                    <text:p text:style-name="P27"><text:span text:style-name="T15">In scalar context, returns the number of times the expression was true. </text:span></text:p>
                  </text:list-item>
                  <text:list-item>
                    <text:p text:style-name="P27"><text:span text:style-name="T15">Note that $_ is an alias to the list value, so it can be used to modify the elements of the LIST. </text:span></text:p>
                  </text:list-item>
                  <text:list-item>
                    <text:p text:style-name="P27"><text:span text:style-name="T15">See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<text:span text:style-name="T16">Operators and functions for lists and arrays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grep Example:</text:p>
              </text:list-item>
            </text:list>
          </draw:text-box>
        </draw:frame>
        <draw:custom-shape draw:style-name="gr20" draw:text-style-name="P24" draw:layer="layout" svg:width="21.603cm" svg:height="10.441cm" svg:x="1.899cm" svg:y="6.6cm">
          <text:p text:style-name="P15"><text:span text:style-name="T7">my @nums = (0x410 .. 0x44f);</text:span></text:p>
          <text:p text:style-name="P15"><text:span text:style-name="T7">my @chars = grep( </text:span></text:p>
          <text:p text:style-name="P15"><text:span text:style-name="T7"><text:s text:c="12"/></text:span><text:span text:style-name="T7">($_ &gt;= 0x410 and $_ &lt; 0x430), @nums</text:span></text:p>
          <text:p text:style-name="P15"><text:span text:style-name="T7"><text:s text:c="12"/></text:span><text:span text:style-name="T7">);</text:span></text:p>
          <text:p text:style-name="P15"><text:span text:style-name="T7">map($_ = chr, @chars);#modify inplace $_</text:span></text:p>
          <text:p text:style-name="P15"><text:span text:style-name="T7">print @chars;</text:span></text:p>
          <text:p text:style-name="P15"><text:span text:style-name="T7"/></text:p>
          <text:p text:style-name="P15"><text:span text:style-name="T7">#grep for 'а'</text:span></text:p>
          <text:p text:style-name="P15"><text:span text:style-name="T7">if( my $times = grep { chr($_) =~ /а/i } @nums ){</text:span></text:p>
          <text:p text:style-name="P15"><text:span text:style-name="T7"><text:s text:c="4"/></text:span><text:span text:style-name="T7">print "'а' codes found:</text:span></text:p>
          <text:p text:style-name="P15"><text:span text:style-name="T7"><text:s/></text:span><text:span text:style-name="T7">$times times in the list."</text:span></text:p>
          <text:p text:style-name="P15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Arrays slic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  <text:list>
                  <text:list-item>
                    <text:p text:style-name="P9"><text:span text:style-name="T8">In list context, it returns a list of values counting (up by ones) from the left value to the right value. </text:span></text:p>
                  </text:list-item>
                  <text:list-item>
                    <text:p text:style-name="P9"><text:span text:style-name="T8">If the left value is greater than the right value then it returns the empty list. </text:span></text:p>
                  </text:list-item>
                  <text:list-item>
                    <text:p text:style-name="P9"><text:span text:style-name="T8">The range operator is useful for writing </text:span><text:span text:style-name="T8"><text:line-break/></text:span><text:span text:style-name="T10">foreach (1..10)</text:span><text:span text:style-name="T8"> loops and for doing slice operations on arrays. </text:span></text:p>
                  </text:list-item>
                  <text:list-item>
                    <text:p text:style-name="P9"><text:span text:style-name="T8">No temporary array is created when the range operator is used as the expression in foreach loops.</text:span></text:p>
                  </text:list-item>
                  <text:list-item>
                    <text:p text:style-name="P9"><text:span text:style-name="T8">See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20.5cm" svg:height="4cm" svg:x="3.5cm" svg:y="0cm" presentation:class="title">
          <draw:text-box>
            <text:p text:style-name="P9">Arrays slic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</text:list-item>
              <text:list-item>
                <text:p text:style-name="P9">Example</text:p>
              </text:list-item>
            </text:list>
          </draw:text-box>
        </draw:frame>
        <draw:custom-shape draw:style-name="gr21" draw:text-style-name="P28" draw:layer="layout" svg:width="21.603cm" svg:height="9.601cm" svg:x="1.9cm" svg:y="7.6cm">
          <text:p text:style-name="P15"><text:span text:style-name="T7">my @nums = (0x410 .. 0x44f);</text:span></text:p>
          <text:p text:style-name="P15"><text:span text:style-name="T7">print chr($nums[$_]) foreach(0..14);</text:span></text:p>
          <text:p text:style-name="P15"><text:span text:style-name="T7">#print a slice</text:span></text:p>
          <text:p text:style-name="P15"><text:span text:style-name="T7">print @nums[0..14],$/;</text:span></text:p>
          <text:p text:style-name="P15"><text:span text:style-name="T7">#print a character map table from slice</text:span></text:p>
          <text:p text:style-name="P15"><text:span text:style-name="T7">print ' dec | <text:s/>hex <text:s/>| char', '-' x 19;</text:span></text:p>
          <text:p text:style-name="P15"><text:span text:style-name="T7">print map {</text:span></text:p>
          <text:p text:style-name="P15"><text:span text:style-name="T7"><text:s text:c="4"/></text:span><text:span text:style-name="T7">$_.' | '</text:span></text:p>
          <text:p text:style-name="P15"><text:span text:style-name="T7"><text:s text:c="4"/></text:span><text:span text:style-name="T7">. sprintf('0x%x',$_).' | '.chr($_)</text:span></text:p>
          <text:p text:style-name="P15"><text:span text:style-name="T7"><text:s text:c="4"/></text:span><text:span text:style-name="T7">. "\n" . '-' x 19</text:span></text:p>
          <text:p text:style-name="P15"><text:span text:style-name="T7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office:forms form:automatic-focus="false" form:apply-design-mode="false"/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Lists and arrays</text:span></text:p>
          </draw:text-box>
        </draw:frame>
        <draw:frame presentation:style-name="pr9" draw:text-style-name="P30" draw:layer="layout" svg:width="12.801cm" svg:height="3.405cm" svg:x="6.499cm" svg:y="7.523cm" presentation:class="outline" presentation:user-transformed="true">
          <draw:text-box>
            <text:p text:style-name="P29"><text:span text:style-name="T20">Questions?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office:forms form:automatic-focus="false" form:apply-design-mode="false"/>
        <draw:frame presentation:style-name="pr3" draw:text-style-name="P4" draw:layer="layout" svg:width="17.603cm" svg:height="2.528cm" svg:x="7.099cm" svg:y="0.197cm" presentation:class="title" presentation:user-transformed="true">
          <draw:text-box>
            <text:p text:style-name="P10"><text:span text:style-name="T5">Exercices</text:span></text:p>
          </draw:text-box>
        </draw:frame>
        <draw:frame presentation:style-name="pr4" draw:text-style-name="P30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30">TODO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8999996185303pt" style:font-style-asian="normal" style:font-weight-asian="normal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numéro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numéro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office:forms form:automatic-focus="false" form:apply-design-mode="false"/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343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numéro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8cm" svg:x="1.27cm" svg:y="4.457cm" presentation:class="outline" presentation:placeholder="true">
        <draw:text-box/>
      </draw:frame>
      <draw:frame presentation:style-name="Mpr13" draw:text-style-name="MP9" draw:layer="backgroundobjects" svg:width="5.917cm" svg:height="1.314cm" svg:x="1.27cm" svg:y="17.354cm" presentation:class="date-time">
        <draw:text-box>
          <text:p text:style-name="MP9"><presentation:date-time/></text:p>
        </draw:text-box>
      </draw:frame>
      <draw:frame presentation:style-name="Mpr13" draw:text-style-name="MP10" draw:layer="backgroundobjects" svg:width="8.051cm" svg:height="1.314cm" svg:x="8.686cm" svg:y="17.354cm" presentation:class="footer">
        <draw:text-box>
          <text:p text:style-name="MP10"><presentation:footer/></text:p>
        </draw:text-box>
      </draw:frame>
      <draw:frame presentation:style-name="Mpr13" draw:text-style-name="MP11" draw:layer="backgroundobjects" svg:width="5.917cm" svg:height="1.314cm" svg:x="18.211cm" svg:y="17.354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9" draw:layer="backgroundobjects" svg:width="8.558cm" svg:height="1.421cm" svg:x="0cm" svg:y="0cm" presentation:class="header">
          <draw:text-box>
            <text:p text:style-name="MP9"><presentation:header/></text:p>
          </draw:text-box>
        </draw:frame>
        <draw:frame presentation:style-name="Mpr14" draw:text-style-name="MP11" draw:layer="backgroundobjects" svg:width="8.558cm" svg:height="1.421cm" svg:x="11.161cm" svg:y="0cm" presentation:class="date-time">
          <draw:text-box>
            <text:p text:style-name="MP11"><presentation:date-time/></text:p>
          </draw:text-box>
        </draw:frame>
        <draw:frame presentation:style-name="Mpr15" draw:text-style-name="MP9" draw:layer="backgroundobjects" svg:width="8.558cm" svg:height="1.421cm" svg:x="0cm" svg:y="27.008cm" presentation:class="footer">
          <draw:text-box>
            <text:p text:style-name="MP9"><presentation:footer/></text:p>
          </draw:text-box>
        </draw:frame>
        <draw:frame presentation:style-name="Mpr15" draw:text-style-name="MP11" draw:layer="backgroundobjects" svg:width="8.558cm" svg:height="1.421cm" svg:x="11.161cm" svg:y="27.008cm" presentation:class="page-number">
          <draw:text-box>
            <text:p text:style-name="MP11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22T01:51:41</meta:creation-date>
    <dc:creator>Berov </dc:creator>
    <dc:date>2012-09-25T03:22:59</dc:date>
    <meta:printed-by>Красимир Беров</meta:printed-by>
    <meta:print-date>2008-02-12T02:01:09</meta:print-date>
    <meta:editing-cycles>117</meta:editing-cycles>
    <meta:editing-duration>PT10H41M30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